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" svg:font-family="'Roboto Light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9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er wires</text:p>
          </table:table-cell>
          <table:table-cell office:value-type="string" calcext:value-type="string">
            <text:p>M-m and f-m</text:p>
          </table:table-cell>
          <table:table-cell office:value-type="string" calcext:value-type="string">
            <text:p>Bunch (eac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D cards</text:p>
          </table:table-cell>
          <table:table-cell office:value-type="string" calcext:value-type="string">
            <text:p>16GB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Cabl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B (printer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p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ptor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tteri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tery pack </text:p>
          </table:table-cell>
          <table:table-cell office:value-type="string" calcext:value-type="string">
            <text:p>1.5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cile Batteries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adBoar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bile Charger </text:p>
          </table:table-cell>
          <table:table-cell office:value-type="string" calcext:value-type="string">
            <text:p>AC to D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vo Moto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tton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rew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lenoi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eaker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g Repell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gh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ltra Sonic Senso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tion Sensor Detecto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" svg:font-family="'Roboto Light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8:00:26.499139481</meta:creation-date>
    <dc:date>2016-10-17T10:42:01.604447948</dc:date>
    <meta:editing-duration>PT2H41M32S</meta:editing-duration>
    <meta:editing-cycles>7</meta:editing-cycles>
    <meta:generator>LibreOffice/4.3.3.2$Linux_ARM_EABI LibreOffice_project/430m0$Build-2</meta:generator>
    <meta:document-statistic meta:table-count="1" meta:cell-count="65" meta:object-count="0"/>
  </office:meta>
</office:document-meta>
</file>